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2186" officeooo:paragraph-rsid="001d2186"/>
    </style:style>
    <style:style style:name="P2" style:family="paragraph" style:parent-style-name="Standard">
      <style:text-properties officeooo:rsid="001dd0ee" officeooo:paragraph-rsid="001dd0ee"/>
    </style:style>
    <style:style style:name="P3" style:family="paragraph" style:parent-style-name="Standard">
      <style:text-properties officeooo:rsid="001e36c6" officeooo:paragraph-rsid="001e36c6"/>
    </style:style>
    <style:style style:name="P4" style:family="paragraph" style:parent-style-name="Standard">
      <style:text-properties fo:font-weight="bold" officeooo:rsid="001e9add" officeooo:paragraph-rsid="001e9add" style:font-weight-asian="bold" style:font-weight-complex="bold"/>
    </style:style>
    <style:style style:name="P5" style:family="paragraph" style:parent-style-name="Standard">
      <style:text-properties officeooo:rsid="001e9add" officeooo:paragraph-rsid="001e9ad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e36c6" officeooo:paragraph-rsid="001e36c6" style:font-size-asian="14pt" style:font-weight-asian="bold" style:font-size-complex="14pt" style:font-weight-complex="bold"/>
    </style:style>
    <style:style style:name="P7" style:family="paragraph" style:parent-style-name="Standard" style:list-style-name="List_20_1">
      <style:text-properties officeooo:paragraph-rsid="001e9add"/>
    </style:style>
    <style:style style:name="P8" style:family="paragraph" style:parent-style-name="Standard" style:list-style-name="List_20_1">
      <style:text-properties officeooo:paragraph-rsid="0023984d"/>
    </style:style>
    <style:style style:name="P9" style:family="paragraph" style:parent-style-name="Standard" style:list-style-name="List_20_1">
      <style:text-properties officeooo:paragraph-rsid="002449ac"/>
    </style:style>
    <style:style style:name="P10" style:family="paragraph" style:parent-style-name="Standard" style:list-style-name="List_20_1">
      <style:text-properties officeooo:paragraph-rsid="00261e3c"/>
    </style:style>
    <style:style style:name="P11" style:family="paragraph" style:parent-style-name="Standard" style:list-style-name="List_20_1">
      <style:text-properties fo:font-weight="normal" officeooo:rsid="001e9add" officeooo:paragraph-rsid="0023984d" style:font-weight-asian="normal" style:font-weight-complex="normal"/>
    </style:style>
    <style:style style:name="P12" style:family="paragraph" style:parent-style-name="Standard" style:list-style-name="List_20_1">
      <style:text-properties fo:font-weight="normal" officeooo:rsid="001e9add" officeooo:paragraph-rsid="0023c754" style:font-weight-asian="normal" style:font-weight-complex="normal"/>
    </style:style>
    <style:style style:name="P13" style:family="paragraph" style:parent-style-name="Standard" style:list-style-name="List_20_1">
      <style:text-properties fo:font-weight="normal" officeooo:rsid="001e9add" officeooo:paragraph-rsid="00261e3c" style:font-weight-asian="normal" style:font-weight-complex="normal"/>
    </style:style>
    <style:style style:name="P14" style:family="paragraph" style:parent-style-name="Standard">
      <style:text-properties fo:font-weight="normal" officeooo:rsid="001e9add" officeooo:paragraph-rsid="001e9add" style:font-weight-asian="normal" style:font-weight-complex="normal"/>
    </style:style>
    <style:style style:name="P15" style:family="paragraph" style:parent-style-name="Standard">
      <style:text-properties fo:font-weight="normal" officeooo:rsid="001e9add" officeooo:paragraph-rsid="0020d402" style:font-weight-asian="normal" style:font-weight-complex="normal"/>
    </style:style>
    <style:style style:name="P16" style:family="paragraph" style:parent-style-name="Standard" style:list-style-name="List_20_1">
      <style:text-properties fo:font-weight="normal" officeooo:rsid="0020d402" officeooo:paragraph-rsid="0020d402" style:font-weight-asian="normal" style:font-weight-complex="normal"/>
    </style:style>
    <style:style style:name="P17" style:family="paragraph" style:parent-style-name="Standard" style:list-style-name="List_20_1">
      <style:text-properties fo:font-weight="normal" officeooo:rsid="0020d402" officeooo:paragraph-rsid="0023984d" style:font-weight-asian="normal" style:font-weight-complex="normal"/>
    </style:style>
    <style:style style:name="P18" style:family="paragraph" style:parent-style-name="Standard" style:list-style-name="List_20_1">
      <style:text-properties fo:font-weight="normal" officeooo:rsid="00261e3c" officeooo:paragraph-rsid="00261e3c" style:font-weight-asian="normal" style:font-weight-complex="normal"/>
    </style:style>
    <style:style style:name="P19" style:family="paragraph" style:parent-style-name="Standard" style:list-style-name="List_20_1">
      <style:text-properties fo:font-weight="normal" officeooo:rsid="0023984d" officeooo:paragraph-rsid="0026a464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rsid="001d2186" officeooo:paragraph-rsid="001d2186"/>
    </style:style>
    <style:style style:name="P21" style:family="paragraph" style:parent-style-name="Standard">
      <style:paragraph-properties fo:text-align="start" style:justify-single-word="false"/>
      <style:text-properties officeooo:rsid="001d2186" officeooo:paragraph-rsid="001d2186"/>
    </style:style>
    <style:style style:name="P22" style:family="paragraph" style:parent-style-name="Standard">
      <style:paragraph-properties fo:text-align="start" style:justify-single-word="false"/>
      <style:text-properties officeooo:rsid="001dd0ee" officeooo:paragraph-rsid="001dd0ee"/>
    </style:style>
    <style:style style:name="P23" style:family="paragraph" style:parent-style-name="Standard">
      <style:paragraph-properties fo:text-align="start" style:justify-single-word="false"/>
      <style:text-properties officeooo:rsid="001e36c6" officeooo:paragraph-rsid="001e36c6"/>
    </style:style>
    <style:style style:name="P24" style:family="paragraph" style:parent-style-name="Standard">
      <style:text-properties officeooo:rsid="001e9add" officeooo:paragraph-rsid="001e9add"/>
    </style:style>
    <style:style style:name="P25" style:family="paragraph" style:parent-style-name="Standard" style:list-style-name="List_20_1">
      <style:text-properties officeooo:rsid="001e9add" officeooo:paragraph-rsid="00261e3c"/>
    </style:style>
    <style:style style:name="P26" style:family="paragraph" style:parent-style-name="Standard">
      <style:text-properties officeooo:rsid="0020d402" officeooo:paragraph-rsid="0020d402"/>
    </style:style>
    <style:style style:name="P27" style:family="paragraph" style:parent-style-name="Standard" style:list-style-name="List_20_1">
      <style:text-properties officeooo:rsid="0020d402" officeooo:paragraph-rsid="0020d402"/>
    </style:style>
    <style:style style:name="P28" style:family="paragraph" style:parent-style-name="Standard" style:list-style-name="List_20_1">
      <style:text-properties officeooo:rsid="0020d402" officeooo:paragraph-rsid="0023984d"/>
    </style:style>
    <style:style style:name="P29" style:family="paragraph" style:parent-style-name="Standard">
      <style:text-properties officeooo:rsid="0020d402" officeooo:paragraph-rsid="0023984d"/>
    </style:style>
    <style:style style:name="P30" style:family="paragraph" style:parent-style-name="Standard">
      <style:text-properties fo:font-weight="bold" officeooo:rsid="001e9add" officeooo:paragraph-rsid="0020d402" style:font-weight-asian="bold" style:font-weight-complex="bold"/>
    </style:style>
    <style:style style:name="P31" style:family="paragraph" style:parent-style-name="Standard">
      <style:text-properties fo:font-weight="bold" officeooo:rsid="001e9add" officeooo:paragraph-rsid="0021f479" style:font-weight-asian="bold" style:font-weight-complex="bold"/>
    </style:style>
    <style:style style:name="P32" style:family="paragraph" style:parent-style-name="Standard">
      <style:text-properties fo:font-weight="bold" officeooo:rsid="001e9add" officeooo:paragraph-rsid="0023984d" style:font-weight-asian="bold" style:font-weight-complex="bold"/>
    </style:style>
    <style:style style:name="P33" style:family="paragraph" style:parent-style-name="Standard" style:list-style-name="List_20_1">
      <style:text-properties officeooo:rsid="0021f479" officeooo:paragraph-rsid="002449ac"/>
    </style:style>
    <style:style style:name="P34" style:family="paragraph" style:parent-style-name="Standard" style:list-style-name="List_20_1">
      <style:text-properties officeooo:rsid="0021f479" officeooo:paragraph-rsid="00261e3c"/>
    </style:style>
    <style:style style:name="P35" style:family="paragraph" style:parent-style-name="Standard">
      <style:text-properties officeooo:rsid="0021f479" officeooo:paragraph-rsid="0021f479"/>
    </style:style>
    <style:style style:name="P36" style:family="paragraph" style:parent-style-name="Standard" style:list-style-name="List_20_1">
      <style:text-properties officeooo:rsid="0023984d" officeooo:paragraph-rsid="0023984d"/>
    </style:style>
    <style:style style:name="P37" style:family="paragraph" style:parent-style-name="Standard" style:list-style-name="List_20_1">
      <style:text-properties officeooo:rsid="0023984d" officeooo:paragraph-rsid="00261e3c"/>
    </style:style>
    <style:style style:name="P38" style:family="paragraph" style:parent-style-name="Standard" style:list-style-name="List_20_1">
      <style:text-properties officeooo:rsid="00261e3c" officeooo:paragraph-rsid="00261e3c"/>
    </style:style>
    <style:style style:name="P39" style:family="paragraph" style:parent-style-name="Standard" style:list-style-name="List_20_1">
      <style:text-properties officeooo:rsid="0026a464" officeooo:paragraph-rsid="0026a464"/>
    </style:style>
    <style:style style:name="P40" style:family="paragraph" style:parent-style-name="Standard">
      <style:paragraph-properties fo:text-align="start" style:justify-single-word="false"/>
      <style:text-properties officeooo:rsid="002a0179" officeooo:paragraph-rsid="002a0179"/>
    </style:style>
    <style:style style:name="P41" style:family="paragraph" style:parent-style-name="Standard">
      <style:paragraph-properties fo:text-align="start" style:justify-single-word="false"/>
      <style:text-properties style:use-window-font-color="true" loext:opacity="0%" officeooo:rsid="002a0179" officeooo:paragraph-rsid="002a0179"/>
    </style:style>
    <style:style style:name="P42" style:family="paragraph" style:parent-style-name="Standard">
      <style:paragraph-properties fo:text-align="center" style:justify-single-word="false"/>
      <style:text-properties style:use-window-font-color="true" loext:opacity="0%" fo:font-weight="bold" officeooo:rsid="002ab2ad" officeooo:paragraph-rsid="002ab2ad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use-window-font-color="true" loext:opacity="0%" fo:font-weight="normal" officeooo:rsid="002ab2ad" officeooo:paragraph-rsid="002ab2ad" style:font-weight-asian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9add" style:font-weight-asian="normal" style:font-weight-complex="normal"/>
    </style:style>
    <style:style style:name="T4" style:family="text">
      <style:text-properties fo:font-weight="normal" officeooo:rsid="0023984d" style:font-weight-asian="normal" style:font-weight-complex="normal"/>
    </style:style>
    <style:style style:name="T5" style:family="text">
      <style:text-properties fo:font-weight="normal" officeooo:rsid="0023c754" style:font-weight-asian="normal" style:font-weight-complex="normal"/>
    </style:style>
    <style:style style:name="T6" style:family="text">
      <style:text-properties fo:font-weight="normal" officeooo:rsid="00261e3c" style:font-weight-asian="normal" style:font-weight-complex="normal"/>
    </style:style>
    <style:style style:name="T7" style:family="text">
      <style:text-properties fo:font-weight="normal" officeooo:rsid="0026a464" style:font-weight-asian="normal" style:font-weight-complex="normal"/>
    </style:style>
    <style:style style:name="T8" style:family="text">
      <style:text-properties fo:font-weight="normal" officeooo:rsid="0028e115" style:font-weight-asian="normal" style:font-weight-complex="normal"/>
    </style:style>
    <style:style style:name="T9" style:family="text">
      <style:text-properties officeooo:rsid="0020d402"/>
    </style:style>
    <style:style style:name="T10" style:family="text">
      <style:text-properties officeooo:rsid="0021f479"/>
    </style:style>
    <style:style style:name="T11" style:family="text">
      <style:text-properties officeooo:rsid="0023984d"/>
    </style:style>
    <style:style style:name="T12" style:family="text">
      <style:text-properties officeooo:rsid="0023c754"/>
    </style:style>
    <style:style style:name="T13" style:family="text">
      <style:text-properties officeooo:rsid="00261e3c"/>
    </style:style>
    <style:style style:name="T14" style:family="text">
      <style:text-properties officeooo:rsid="0026a464"/>
    </style:style>
    <style:style style:name="T15" style:family="text">
      <style:text-properties officeooo:rsid="002833e7"/>
    </style:style>
    <style:style style:name="T16" style:family="text">
      <style:text-properties officeooo:rsid="0028e115"/>
    </style:style>
    <style:style style:name="T17" style:family="text">
      <style:text-properties officeooo:rsid="002a0179"/>
    </style:style>
    <style:style style:name="T18" style:family="text">
      <style:text-properties fo:font-size="15pt" fo:font-weight="bold" officeooo:rsid="002a0179" style:font-size-asian="15pt" style:font-weight-asian="bold" style:font-size-complex="15pt" style:font-weight-complex="bold"/>
    </style:style>
    <style:style style:name="T19" style:family="text">
      <style:text-properties fo:color="#3465a4" loext:opacity="100%"/>
    </style:style>
    <style:style style:name="T20" style:family="text">
      <style:text-properties officeooo:rsid="002c1d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ste des données</text:span> </text:p>
      <text:p text:style-name="P21"/>
      <text:p text:style-name="P21"><text:tab/>Fournisseur (constructeur, importateur)</text:p>
      <text:p text:style-name="P21"><text:tab/>Catégorie</text:p>
      <text:p text:style-name="P21"><text:tab/>Sous catégorie</text:p>
      <text:p text:style-name="P21"><text:tab/><text:span text:style-name="T9">Stock</text:span></text:p>
      <text:p text:style-name="P21"><text:tab/>Libellé court </text:p>
      <text:p text:style-name="P21"><text:tab/>Libellé Long, Description</text:p>
      <text:p text:style-name="P21"><text:tab/>Référence fournisseur</text:p>
      <text:p text:style-name="P21"><text:tab/>Prix d’achat </text:p>
      <text:p text:style-name="P21"><text:tab/>Photo</text:p>
      <text:p text:style-name="P21"><text:tab/>Catalogue de produit</text:p>
      <text:p text:style-name="P21"><text:tab/>Produit actif à la vente ou non</text:p>
      <text:p text:style-name="P21"><text:tab/>Prix de vente HTT</text:p>
      <text:p text:style-name="P22"><text:tab/>Commercial </text:p>
      <text:p text:style-name="P22"><text:tab/>Clients particuliers</text:p>
      <text:p text:style-name="P22"><text:tab/>Clients professionnels</text:p>
      <text:p text:style-name="P23"><text:tab/>Paiement </text:p>
      <text:p text:style-name="P23"><text:tab/>Noté le paiement en différé ou non</text:p>
      <text:p text:style-name="P23"><text:tab/>Facture</text:p>
      <text:p text:style-name="P23"><text:tab/>Commande</text:p>
      <text:p text:style-name="P23"><text:tab/>Référence Client</text:p>
      <text:p text:style-name="P23"><text:tab/><text:span text:style-name="T10">Réduction prix </text:span></text:p>
      <text:p text:style-name="P3"/>
      <text:p text:style-name="P6">Table</text:p>
      <text:p text:style-name="P3"/>
      <text:p text:style-name="P5"><text:tab/> </text:p>
      <text:p text:style-name="P5"/>
      <text:p text:style-name="P5"/>
      <text:p text:style-name="P4"><text:tab/>Client </text:p>
      <text:p text:style-name="P4"/>
      <text:list xml:id="list2951081292" text:style-name="List_20_1">
        <text:list-item>
          <text:p text:style-name="P7"><text:span text:style-name="T3">Nom </text:span><text:span text:style-name="T4">(VARCHAR 25 </text:span><text:span text:style-name="T7">NOT NUL</text:span><text:span text:style-name="T4">)</text:span></text:p>
        </text:list-item>
        <text:list-item>
          <text:p text:style-name="P11">Prénom <text:span text:style-name="T11">(VARCHAR 25 </text:span><text:span text:style-name="T14">NOT NUL</text:span><text:span text:style-name="T11">)</text:span></text:p>
        </text:list-item>
        <text:list-item>
          <text:p text:style-name="P11">Référence <text:span text:style-name="T11">(VARCHAR 50 </text:span><text:span text:style-name="T14">NOT NUL</text:span><text:span text:style-name="T11"> </text:span><text:span text:style-name="T14">UNIQUE</text:span><text:span text:style-name="T11">)</text:span></text:p>
        </text:list-item>
        <text:list-item>
          <text:p text:style-name="P13">Type <text:span text:style-name="T12">(</text:span><text:span text:style-name="T13">VARCHAR 50 </text:span><text:span text:style-name="T14">NOT NUL</text:span><text:span text:style-name="T12">)</text:span></text:p>
        </text:list-item>
        <text:list-item>
          <text:p text:style-name="P19"><text:span text:style-name="T14">Coéficients</text:span> <text:span text:style-name="T13">(DEC </text:span><text:span text:style-name="T15">3</text:span><text:span text:style-name="T13">,2 </text:span><text:span text:style-name="T14">NOT NUL</text:span><text:span text:style-name="T13">)</text:span></text:p>
        </text:list-item>
      </text:list>
      <text:p text:style-name="P14"/>
      <text:p text:style-name="P14"/>
      <text:p text:style-name="P30"><text:tab/><text:span text:style-name="T9">Produit</text:span> </text:p>
      <text:p text:style-name="P30"/>
      <text:list xml:id="list121521202433066" text:continue-numbering="true" text:style-name="List_20_1">
        <text:list-item>
          <text:p text:style-name="P8"><text:span text:style-name="T3">Nom </text:span><text:span text:style-name="T4">(VARCHAR 25 </text:span><text:span text:style-name="T7">NOT NUL</text:span><text:span text:style-name="T4">)</text:span></text:p>
        </text:list-item>
        <text:list-item>
          <text:p text:style-name="P28"><text:span text:style-name="T3">P</text:span><text:span text:style-name="T2">hoto </text:span><text:span text:style-name="T4">(VARCHAR 100 N</text:span><text:span text:style-name="T7">OT NUL</text:span><text:span text:style-name="T4">)</text:span></text:p>
        </text:list-item>
        <text:list-item>
          <text:p text:style-name="P27"><text:span text:style-name="T2">Prix d’achat </text:span><text:span text:style-name="T4">(dec 6,2 </text:span><text:span text:style-name="T7">NOT NUL</text:span><text:span text:style-name="T4">)</text:span></text:p>
        </text:list-item>
        <text:list-item>
          <text:p text:style-name="P17">Prix HTT <text:span text:style-name="T11">(dec 6,2 </text:span><text:span text:style-name="T14">NOT NUL</text:span><text:span text:style-name="T11">)</text:span></text:p>
        </text:list-item>
        <text:list-item>
          <text:p text:style-name="P12">Référence <text:span text:style-name="T11">(VARCHAR 50 </text:span><text:span text:style-name="T14">NOT NUL UNIQUE</text:span><text:span text:style-name="T11">)</text:span></text:p>
        </text:list-item>
        <text:list-item>
          <text:p text:style-name="P18">Référence fournisseur <text:span text:style-name="T11">(VARCHAR 50 </text:span><text:span text:style-name="T16">NOT NUL</text:span><text:span text:style-name="T11"> </text:span><text:span text:style-name="T14">UNIQUE</text:span><text:span text:style-name="T11">)</text:span></text:p>
        </text:list-item>
        <text:list-item>
          <text:p text:style-name="P16">Stock <text:span text:style-name="T12">(INT </text:span><text:span text:style-name="T14">NOT NUL</text:span><text:span text:style-name="T12">)</text:span></text:p>
        </text:list-item>
        <text:list-item>
          <text:p text:style-name="P16">Libellé court <text:span text:style-name="T12">(VARCHAR 255)</text:span></text:p>
        </text:list-item>
        <text:list-item>
          <text:p text:style-name="P16">Libellé long <text:span text:style-name="T12">(TEXT)</text:span></text:p>
        </text:list-item>
        <text:list-item>
          <text:p text:style-name="P16">Validité <text:span text:style-name="T12">(</text:span><text:span text:style-name="T16">LOGIGAL</text:span><text:span text:style-name="T13"> </text:span><text:span text:style-name="T14">NOT NUL</text:span><text:span text:style-name="T12">)</text:span></text:p>
        </text:list-item>
      </text:list>
      <text:p text:style-name="P15"><text:s/></text:p>
      <text:p text:style-name="P15"/>
      <text:p text:style-name="P31"><text:soft-page-break/><text:tab/><text:span text:style-name="T10">Fournisseur</text:span> </text:p>
      <text:p text:style-name="P31"/>
      <text:list xml:id="list121522683020789" text:continue-numbering="true" text:style-name="List_20_1">
        <text:list-item>
          <text:p text:style-name="P9"><text:span text:style-name="T3">Nom </text:span><text:span text:style-name="T5">(VARCHAR 25 </text:span><text:span text:style-name="T7">NOT NUL</text:span><text:span text:style-name="T5">)</text:span></text:p>
        </text:list-item>
        <text:list-item>
          <text:p text:style-name="P33"><text:span text:style-name="T2">Référence </text:span><text:span text:style-name="T4">(VARCHAR 50 </text:span><text:span text:style-name="T7">NOT NUL UNIQUE</text:span><text:span text:style-name="T4">)</text:span></text:p>
        </text:list-item>
        <text:list-item>
          <text:p text:style-name="P38"><text:span text:style-name="T4">T</text:span><text:span text:style-name="T2">ype (VARCHAR 25 </text:span><text:span text:style-name="T8">NOT NUL</text:span><text:span text:style-name="T2">)</text:span></text:p>
        </text:list-item>
      </text:list>
      <text:p text:style-name="P5"><text:s/></text:p>
      <text:p text:style-name="P5"/>
      <text:p text:style-name="P5"/>
      <text:p text:style-name="P31"><text:span text:style-name="T10"><text:tab/>Catégorie</text:span> </text:p>
      <text:p text:style-name="P31"/>
      <text:list xml:id="list121522324346658" text:continue-numbering="true" text:style-name="List_20_1">
        <text:list-item>
          <text:p text:style-name="P10"><text:span text:style-name="T3">Nom </text:span><text:span text:style-name="T6">(VARCHAR 25 </text:span><text:span text:style-name="T7">NOT NUL</text:span><text:span text:style-name="T6">)</text:span></text:p>
        </text:list-item>
      </text:list>
      <text:p text:style-name="P35"><text:span text:style-name="T2"/></text:p>
      <text:p text:style-name="P35"><text:span text:style-name="T2"/></text:p>
      <text:p text:style-name="P31"><text:span text:style-name="T10"><text:tab/>Sous-Catégorie</text:span> </text:p>
      <text:p text:style-name="P31"/>
      <text:list xml:id="list121520671015615" text:continue-numbering="true" text:style-name="List_20_1">
        <text:list-item>
          <text:p text:style-name="P25"><text:span text:style-name="T2">Nom </text:span><text:span text:style-name="T6">(VARCHAR 25 </text:span><text:span text:style-name="T7">NOT NUL</text:span><text:span text:style-name="T6">)</text:span></text:p>
        </text:list-item>
      </text:list>
      <text:p text:style-name="P5"/>
      <text:p text:style-name="P26"/>
      <text:p text:style-name="P31"><text:span text:style-name="T10"><text:tab/>Commercial</text:span> </text:p>
      <text:p text:style-name="P31"/>
      <text:list xml:id="list121522248136410" text:continue-numbering="true" text:style-name="List_20_1">
        <text:list-item>
          <text:p text:style-name="P25"><text:span text:style-name="T2">Nom </text:span><text:span text:style-name="T6">(VARCHAR 25 </text:span><text:span text:style-name="T7">NOT NUL</text:span><text:span text:style-name="T6">)</text:span></text:p>
        </text:list-item>
        <text:list-item>
          <text:p text:style-name="P34"><text:span text:style-name="T2">Prénom </text:span><text:span text:style-name="T6">(VARCHAR 25 </text:span><text:span text:style-name="T7">NOT NUL</text:span><text:span text:style-name="T6">)</text:span></text:p>
        </text:list-item>
        <text:list-item>
          <text:p text:style-name="P34"><text:span text:style-name="T2">Type de client </text:span><text:span text:style-name="T5">(</text:span><text:span text:style-name="T6">VARCHAR 25 </text:span><text:span text:style-name="T7">NOT NUL</text:span><text:span text:style-name="T5">)</text:span></text:p>
        </text:list-item>
      </text:list>
      <text:p text:style-name="P26"><text:s/></text:p>
      <text:p text:style-name="P5"/>
      <text:p text:style-name="P32"><text:span text:style-name="T10"><text:tab/></text:span><text:span text:style-name="T11">Commande</text:span> </text:p>
      <text:p text:style-name="P32"/>
      <text:list xml:id="list121521538328028" text:continue-numbering="true" text:style-name="List_20_1">
        <text:list-item>
          <text:p text:style-name="P36"><text:span text:style-name="T2">Date </text:span><text:span text:style-name="T6">(DATATIME </text:span><text:span text:style-name="T7">NOT NUL</text:span><text:span text:style-name="T6">)</text:span></text:p>
        </text:list-item>
        <text:list-item>
          <text:p text:style-name="P39"><text:span text:style-name="T6">R</text:span><text:span text:style-name="T2">éférence (VARCHAR 50 NOT NUL UNIQUE)</text:span></text:p>
        </text:list-item>
        <text:list-item>
          <text:p text:style-name="P36"><text:span text:style-name="T2">Adresse de facturation </text:span><text:span text:style-name="T6">(VARCHAR 80 </text:span><text:span text:style-name="T7">NOT NUL</text:span><text:span text:style-name="T6">)</text:span></text:p>
        </text:list-item>
        <text:list-item>
          <text:p text:style-name="P37"><text:span text:style-name="T2">Adresse de livraison </text:span><text:span text:style-name="T6">(VARCHAR 80 </text:span><text:span text:style-name="T7">NOT NUL</text:span><text:span text:style-name="T6">)</text:span></text:p>
        </text:list-item>
        <text:list-item>
          <text:p text:style-name="P36"><text:span text:style-name="T2">Règlement </text:span><text:span text:style-name="T6">(BOOLEAN </text:span><text:span text:style-name="T7">NOT NUL</text:span><text:span text:style-name="T6">)</text:span></text:p>
        </text:list-item>
        <text:list-item>
          <text:p text:style-name="P36"><text:span text:style-name="T2">Suivi de commande </text:span><text:span text:style-name="T6">(VARCHAR 25 </text:span><text:span text:style-name="T7">NOT NUL</text:span><text:span text:style-name="T6">)</text:span></text:p>
        </text:list-item>
      </text:list>
      <text:p text:style-name="P29"><text:s/></text:p>
      <text:p text:style-name="P5"/>
      <text:p text:style-name="P5"/>
      <text:p text:style-name="P2"/>
      <text:p text:style-name="P1"><text:s/><text:span text:style-name="T18">Relation</text:span><text:span text:style-name="T17"> </text:span></text:p>
      <text:p text:style-name="P1"/>
      <text:p text:style-name="P1"/>
      <text:p text:style-name="P1"/>
      <text:p text:style-name="P40">Lien de <text:span text:style-name="T19">«Produit »</text:span> à <text:span text:style-name="T19">« Catégorie »</text:span></text:p>
      <text:p text:style-name="P40">Lien de <text:span text:style-name="T19">« Produit »</text:span> à <text:span text:style-name="T19">« Sous-Catégorie » </text:span></text:p>
      <text:p text:style-name="P41">Lien de <text:span text:style-name="T19">« Produit »</text:span> à <text:span text:style-name="T19">« Commande » </text:span></text:p>
      <text:p text:style-name="P41">Lien de <text:span text:style-name="T19">« Produit »</text:span> à <text:span text:style-name="T19">« Fournisseur »</text:span></text:p>
      <text:p text:style-name="P41">Lien de <text:span text:style-name="T19">« Produit »</text:span> à «<text:span text:style-name="T19"> Commande »</text:span></text:p>
      <text:p text:style-name="P41">Lien de<text:span text:style-name="T19"> « Produit »</text:span> à <text:span text:style-name="T19">« Client »</text:span></text:p>
      <text:p text:style-name="P41">Lien de <text:span text:style-name="T19">« Commercial »</text:span> à <text:span text:style-name="T19">« Client »</text:span></text:p>
      <text:p text:style-name="P41"/>
      <text:p text:style-name="P41"/>
      <text:p text:style-name="P41"/>
      <text:p text:style-name="P41"/>
      <text:p text:style-name="P42"><text:soft-page-break/>Ordre de création des tables </text:p>
      <text:p text:style-name="P42"/>
      <text:p text:style-name="P42"/>
      <text:p text:style-name="P43">Fournisseurs &gt; Catégorie &gt; Sous catégorie &gt; Produit &gt; Commerciaux &gt; <text:span text:style-name="T20">Clients &gt; Command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1T12:15:20.472000000</dc:date>
    <meta:editing-duration>PT30M58S</meta:editing-duration>
    <meta:editing-cycles>6</meta:editing-cycles>
    <meta:generator>LibreOffice/7.2.3.2$Windows_X86_64 LibreOffice_project/d166454616c1632304285822f9c83ce2e660fd92</meta:generator>
    <meta:document-statistic meta:table-count="0" meta:image-count="0" meta:object-count="0" meta:page-count="3" meta:paragraph-count="74" meta:word-count="326" meta:character-count="1742" meta:non-whitespace-character-count="1462"/>
  </office:meta>
</office:document-meta>
</file>